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bold"/>
    </style:style>
    <style:style style:name="T9"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t Kempster - Varied Lightning 11/21/12</text:p>
      <text:p text:style-name="P3"/>
      <text:p text:style-name="P3">1) <text:span text:style-name="T1">Biology </text:span><text:span text:style-name="T2">Multiple Choice</text:span><text:span text:style-name="T4"> Which of the following correctly describes the process of vasodilation?</text:span></text:p>
      <text:p text:style-name="P3"><text:span text:style-name="T4"><text:tab/>W) The flow of adjacent fluids in opposing directions that maximizes heat transfer rates</text:span></text:p>
      <text:p text:style-name="P3"><text:span text:style-name="T4"><text:tab/>X) Water diffuses through arterial membranes, absorbing heat</text:span></text:p>
      <text:p text:style-name="P3"><text:span text:style-name="T4"><text:tab/>Y) Decreasing in the diameter of superficial vessels, reducing blood flow</text:span></text:p>
      <text:p text:style-name="P3"><text:span text:style-name="T4"><text:tab/>Z) Increasing in the diameter of superficial vessels, increasing blood flow</text:span></text:p>
      <text:p text:style-name="P3"><text:span text:style-name="T4">ANSWER: Z) INCREASING IN THE DIAMETER OF SUPERFICIAL VESSELS, INCREASING BLOOD FLOW</text:span></text:p>
      <text:p text:style-name="P3"><text:span text:style-name="T4"/></text:p>
      <text:p text:style-name="P3"><text:span text:style-name="T3">2) </text:span><text:span text:style-name="T4">Chemistry </text:span><text:span text:style-name="T2">Short Answer </text:span><text:span text:style-name="T4">This element's low density makes it useful for the construction of missiles and satellites. It is also used as windows for x-ray tubes. When alloyed with copper, it can be useful for nonsparking tools for use in oil refineries and grain elevators. For four points, name the group 2 element with the highest activation energies.</text:span></text:p>
      <text:p text:style-name="P3"><text:span text:style-name="T4">ANSWER: BERYLLIUM</text:span></text:p>
      <text:p text:style-name="P3"><text:span text:style-name="T4"/></text:p>
      <text:p text:style-name="P3"><text:span text:style-name="T3">3) </text:span><text:span text:style-name="T4">Physics </text:span><text:span text:style-name="T2">Multiple Choice </text:span><text:span text:style-name="T4">Name this type of thermometer which detects the amount of infrared radiation emitted by an object, that is often used to give accurate values of body temperature in medical situations.</text:span></text:p>
      <text:p text:style-name="P3"><text:span text:style-name="T4"><text:tab/>W) Resistance thermometer</text:span></text:p>
      <text:p text:style-name="P3"><text:span text:style-name="T4"><text:tab/>X) Bimetallic strip thermometer</text:span></text:p>
      <text:p text:style-name="P3"><text:span text:style-name="T4"><text:tab/>Y) Temporal artery thermometer</text:span></text:p>
      <text:p text:style-name="P3"><text:span text:style-name="T4"><text:tab/>Z) Mercury thermometer</text:span></text:p>
      <text:p text:style-name="P3"><text:span text:style-name="T4">ANSWER: Y) TEMPORAL ARTERY THERMOMETER</text:span></text:p>
      <text:p text:style-name="P3"><text:span text:style-name="T4"/></text:p>
      <text:p text:style-name="P3"><text:span text:style-name="T3">4) </text:span><text:span text:style-name="T4">Mathematics </text:span><text:span text:style-name="T2">Multiple Choice </text:span><text:span text:style-name="T4">What is the distance in space between the points with coordinates (-3, 6, 7) and (2, -1, 4)?</text:span></text:p>
      <text:p text:style-name="P3"><text:span text:style-name="T4"><text:tab/>W) 7.91</text:span></text:p>
      <text:p text:style-name="P3"><text:span text:style-name="T4"><text:tab/>X) 9.11</text:span></text:p>
      <text:p text:style-name="P3"><text:span text:style-name="T4"><text:tab/>Y) 10.54</text:span></text:p>
      <text:p text:style-name="P3"><text:span text:style-name="T4"><text:tab/>Z) 13.19<text:line-break/>ANSWER: X) 9.11</text:span></text:p>
      <text:p text:style-name="P3"><text:span text:style-name="T4"/></text:p>
      <text:p text:style-name="P3"><text:span text:style-name="T3">5) </text:span><text:span text:style-name="T4">Energy </text:span><text:span text:style-name="T2">Short Answer </text:span><text:span text:style-name="T4">Rank the following four countries in order from fewest to most barrels of oil produced per day.</text:span></text:p>
      <text:p text:style-name="P3"><text:span text:style-name="T4"><text:tab/>1: China</text:span></text:p>
      <text:p text:style-name="P3"><text:span text:style-name="T4"><text:tab/>2: Saudi Arabia</text:span></text:p>
      <text:p text:style-name="P3"><text:span text:style-name="T4"><text:tab/>3: United States</text:span></text:p>
      <text:p text:style-name="P3"><text:span text:style-name="T4"><text:tab/>4: Brazil</text:span></text:p>
      <text:p text:style-name="P3"><text:span text:style-name="T4">ANSWER: '4, 1, 3, 2' OR 'Brazil, China, United States, Saudi Arabia'</text:span></text:p>
      <text:p text:style-name="P3"><text:span text:style-name="T4"/></text:p>
      <text:p text:style-name="P3"><text:span text:style-name="T3">6) </text:span><text:span text:style-name="T4">Earth and Space Science </text:span><text:span text:style-name="T2">Short Answer </text:span><text:span text:style-name="T4">Examples of these objects include Hygiea, Euphrosyne, and Juno. The first of these objects to be discovered was discovered in 1801 by Giuseppe Piazzi. In 1891, Max Wolf pioneered the use of astrophotography to detect them. These objects are often classified into C-type, S-type, or M-type. Also sometimes named planetoids, for four points, name this group of small Solar System bodies which lie mainly between the orbits of Mars and Jupiter.</text:span></text:p>
      <text:p text:style-name="P3"><text:span text:style-name="T4">ANSWER: ASTEROIDS (ACCEPT PLANETOIDS UNTIL MENTIONED)</text:span></text:p>
      <text:p text:style-name="P3"><text:span text:style-name="T4"/></text:p>
      <text:p text:style-name="P3"><text:span text:style-name="T3">7) </text:span><text:span text:style-name="T4">Biology </text:span><text:span text:style-name="T2">Short Answer</text:span><text:span text:style-name="T4"> Name the type of polyploidy which can occur after various mechanisms can </text:span><text:soft-page-break/><text:span text:style-name="T4">change a sterile hybrid into a fertile one, thereby creating a new species which can only reproduce with itself.</text:span></text:p>
      <text:p text:style-name="P3"><text:span text:style-name="T4">ANSWER: ALLOPOLYPLOIDY</text:span></text:p>
      <text:p text:style-name="P3"><text:span text:style-name="T4"/></text:p>
      <text:p text:style-name="P3"><text:span text:style-name="T3">8) </text:span><text:span text:style-name="T4">Chemistry </text:span><text:span text:style-name="T2">Multiple Choice </text:span><text:span text:style-name="T4">Which of the following statements is true regarding liquid characteristics?</text:span></text:p>
      <text:p text:style-name="P3"><text:span text:style-name="T4"><text:tab/>W) Liquids have short-range order and long-range order. </text:span></text:p>
      <text:p text:style-name="P3"><text:span text:style-name="T4"><text:tab/>X) Liquids have only short-range order, not long-range order.</text:span></text:p>
      <text:p text:style-name="P3"><text:span text:style-name="T4"><text:tab/>Y) As temperature increases, viscosity increases.</text:span></text:p>
      <text:p text:style-name="P3"><text:span text:style-name="T4"><text:tab/>Z) Surface tension is most prominent in liquids with weak intramolecular forces.</text:span></text:p>
      <text:p text:style-name="P3"><text:span text:style-name="T4">ANSWER: X) LIQUIDS HAVE ONLY SHORT-RANGE ORDER, NOT LONG-RANGE ORDER.</text:span></text:p>
      <text:p text:style-name="P3"><text:span text:style-name="T4"/></text:p>
      <text:p text:style-name="P3"><text:span text:style-name="T3">9) </text:span><text:span text:style-name="T4">Physics </text:span><text:span text:style-name="T2">Short Answer </text:span><text:span text:style-name="T4">Name this law that states that the line integral of a magnetic field B around any closed path is directly proportional to the net current through the area enclosed by this path. It can be simply stated as the first right-hand rule.</text:span></text:p>
      <text:p text:style-name="P3"><text:span text:style-name="T4">ANSWER: AMPERE'S LAW</text:span></text:p>
      <text:p text:style-name="P3"><text:span text:style-name="T4"/></text:p>
      <text:p text:style-name="P3"><text:span text:style-name="T3">10) </text:span><text:span text:style-name="T4">Mathematics </text:span><text:span text:style-name="T2">Multiple Choice </text:span><text:span text:style-name="T4">Find the limit as x approaches infinity of (3x^2+12)/(-12x^2).</text:span></text:p>
      <text:p text:style-name="P3"><text:span text:style-name="T4"><text:tab/>W) -¼ </text:span></text:p>
      <text:p text:style-name="P3"><text:span text:style-name="T4"><text:tab/>X) -4</text:span></text:p>
      <text:p text:style-name="P3"><text:span text:style-name="T4"><text:tab/>Y) ¼</text:span></text:p>
      <text:p text:style-name="P3"><text:span text:style-name="T4"><text:tab/>Z) 4</text:span></text:p>
      <text:p text:style-name="P3"><text:span text:style-name="T4">ANSWER: W) -¼ </text:span></text:p>
      <text:p text:style-name="P3"><text:span text:style-name="T4"/></text:p>
      <text:p text:style-name="P3"><text:span text:style-name="T3">11) </text:span><text:span text:style-name="T4">Energy </text:span><text:span text:style-name="T2">Multiple Choice </text:span><text:span text:style-name="T4">Which of the following statements is false regarding the heat death of the universe theory?</text:span></text:p>
      <text:p text:style-name="P3"><text:span text:style-name="T4"><text:tab/>W) The theory holds only for an “open” or “flat” universe, not a “closed one”</text:span></text:p>
      <text:p text:style-name="P3"><text:span text:style-name="T4"><text:tab/>X) According to the theory, the degenerate era directly follows the stelliferous era.</text:span></text:p>
      <text:p text:style-name="P3"><text:span text:style-name="T4"><text:tab/>Y) According to the theory, reionization is the process that ended the “dark ages” of the universe</text:span></text:p>
      <text:p text:style-name="P3"><text:span text:style-name="T4"><text:tab/>Z) According to the theory, big bang nucleosynthesis occurred approximately 3 minutes after the big bang</text:span></text:p>
      <text:p text:style-name="P3"><text:span text:style-name="T4">ANSWER: W)</text:span></text:p>
      <text:p text:style-name="P3"><text:span text:style-name="T4"/></text:p>
      <text:p text:style-name="P3"><text:span text:style-name="T3">12) </text:span><text:span text:style-name="T4">Earth and Space Science </text:span><text:span text:style-name="T2">Multiple Choice </text:span><text:span text:style-name="T4">Which of the following is the name for a irregularly shaped hill or mound that accumulates in a depression on a retreating glacier?</text:span></text:p>
      <text:p text:style-name="P3"><text:span text:style-name="T4"><text:tab/>W) Eskers</text:span></text:p>
      <text:p text:style-name="P3"><text:span text:style-name="T4"><text:tab/>X) Kettles</text:span></text:p>
      <text:p text:style-name="P3"><text:span text:style-name="T4"><text:tab/>Y) Outwash fans</text:span></text:p>
      <text:p text:style-name="P3"><text:span text:style-name="T4"><text:tab/>Z) Kames</text:span></text:p>
      <text:p text:style-name="P3"><text:span text:style-name="T4">ANSWER: Z) KAMES</text:span></text:p>
      <text:p text:style-name="P3"><text:span text:style-name="T4"/></text:p>
      <text:p text:style-name="P3"><text:span text:style-name="T3">13) </text:span><text:span text:style-name="T4">Biology </text:span><text:span text:style-name="T2">Multiple Choice </text:span><text:span text:style-name="T4">Which of the following is described as the lower layer of cells derived from the blastodisc in reptiles or from the inner cell mass in mammals, which later differentiates to form the trilaminar germ disc through gastrulation?</text:span></text:p>
      <text:p text:style-name="P3"><text:span text:style-name="T4"><text:tab/>W) Ectoderm</text:span></text:p>
      <text:p text:style-name="P3"><text:span text:style-name="T4"><text:tab/>X) Hypoblast</text:span></text:p>
      <text:p text:style-name="P3"><text:span text:style-name="T4"><text:tab/>Y) Epiblast</text:span></text:p>
      <text:p text:style-name="P3"><text:span text:style-name="T4"><text:tab/>Z) Mesoderm</text:span></text:p>
      <text:p text:style-name="P3"><text:soft-page-break/><text:span text:style-name="T4">ANSWER: Y) EPIBLAST</text:span></text:p>
      <text:p text:style-name="P3"><text:span text:style-name="T4"/></text:p>
      <text:p text:style-name="P3"><text:span text:style-name="T3">14) </text:span><text:span text:style-name="T4">Chemistry </text:span><text:span text:style-name="T2">Short Answer </text:span><text:span text:style-name="T4">Which of the following four statements is or are TRUE regarding trends among the </text:span><text:span text:style-name="T2">d-</text:span><text:span text:style-name="T4">block?</text:span></text:p>
      <text:p text:style-name="P3"><text:span text:style-name="T4"><text:tab/>1: All </text:span><text:span text:style-name="T2">d-</text:span><text:span text:style-name="T4">block elements are metals.</text:span></text:p>
      <text:p text:style-name="P3"><text:span text:style-name="T4"><text:tab/>2: Electrons in different </text:span><text:span text:style-name="T2">d-</text:span><text:span text:style-name="T4">orbitals repel one another only weakly.</text:span></text:p>
      <text:p text:style-name="P3"><text:span text:style-name="T4"><text:tab/>3: The lanthanide contraction explains that </text:span><text:span text:style-name="T2">d-</text:span><text:span text:style-name="T4">block atomic radii decrease across series.</text:span></text:p>
      <text:p text:style-name="P3"><text:span text:style-name="T4"><text:tab/>4: </text:span><text:span text:style-name="T2">d-</text:span><text:span text:style-name="T4">block elements tend to form a wide range of alloys.</text:span></text:p>
      <text:p text:style-name="P3"><text:span text:style-name="T4">ANSWER: '1, 2, 3, and 4' OR 'All of them'</text:span></text:p>
      <text:p text:style-name="P3"><text:span text:style-name="T4"/></text:p>
      <text:p text:style-name="P3"><text:span text:style-name="T3">15) </text:span><text:span text:style-name="T4">Physics </text:span><text:span text:style-name="T2">Multiple Choice </text:span><text:span text:style-name="T4">A 2 meter long string with mass 20 kilograms has a tension of 1000 N. Find the speed of a transverse wave in the string.</text:span></text:p>
      <text:p text:style-name="P3"><text:span text:style-name="T4"><text:tab/>W) 5 m/s</text:span></text:p>
      <text:p text:style-name="P3"><text:span text:style-name="T4"><text:tab/>X) 10 m/s</text:span></text:p>
      <text:p text:style-name="P3"><text:span text:style-name="T4"><text:tab/>Y) 25 m/s</text:span></text:p>
      <text:p text:style-name="P3"><text:span text:style-name="T4"><text:tab/>Z) 100 m/s</text:span></text:p>
      <text:p text:style-name="P3"><text:span text:style-name="T4"/></text:p>
      <text:p text:style-name="P3"><text:span text:style-name="T4">ANSWER: X) sqrt(1000/(20/2)) = sqrt(1000/10) = sqrt(100) = 10 m/s</text:span></text:p>
      <text:p text:style-name="P3"><text:span text:style-name="T4"/></text:p>
      <text:p text:style-name="P3"><text:span text:style-name="T3">16) </text:span><text:span text:style-name="T4">Mathematics </text:span><text:span text:style-name="T2">Multiple Choice </text:span><text:span text:style-name="T4">If (x-2) is a factor of x^3 + kx^2 + 12x - 8, then k = </text:span></text:p>
      <text:p text:style-name="P3"><text:span text:style-name="T4"><text:tab/>W) -6 </text:span></text:p>
      <text:p text:style-name="P3"><text:span text:style-name="T4"><text:tab/>X) -3</text:span></text:p>
      <text:p text:style-name="P3"><text:span text:style-name="T4"><text:tab/>Y) 3</text:span></text:p>
      <text:p text:style-name="P3"><text:span text:style-name="T4"><text:tab/>Z) 6</text:span></text:p>
      <text:p text:style-name="P3"><text:span text:style-name="T4">ANSWER: W) -6</text:span></text:p>
      <text:p text:style-name="P3"><text:span text:style-name="T4"/></text:p>
      <text:p text:style-name="P3"><text:span text:style-name="T3">17) </text:span><text:span text:style-name="T4">Energy </text:span><text:span text:style-name="T2">Multiple Choice </text:span><text:span text:style-name="T4">Which of the following four countries produces the LEAST biomass compared to the other three?</text:span></text:p>
      <text:p text:style-name="P3"><text:span text:style-name="T4"><text:tab/>W) United States</text:span></text:p>
      <text:p text:style-name="P3"><text:span text:style-name="T4"><text:tab/>X) Germany</text:span></text:p>
      <text:p text:style-name="P3"><text:span text:style-name="T4"><text:tab/>Y) Norway</text:span></text:p>
      <text:p text:style-name="P3"><text:span text:style-name="T4"><text:tab/>Z) Brazil</text:span></text:p>
      <text:p text:style-name="P3"><text:span text:style-name="T4">ANSWER: Y) NORWAY</text:span></text:p>
      <text:p text:style-name="P3"><text:span text:style-name="T4"/></text:p>
      <text:p text:style-name="P3"><text:span text:style-name="T3">18) </text:span><text:span text:style-name="T4">Earth and Space Science </text:span><text:span text:style-name="T2">Multiple Choice </text:span><text:span text:style-name="T4">Which of the following types of volcanic landforms would most likely form from andesite and exhibit an intermediate tendency to form pyroclastics and volcanic gases?</text:span></text:p>
      <text:p text:style-name="P3"><text:span text:style-name="T4"><text:tab/>W) Cinder Cones</text:span></text:p>
      <text:p text:style-name="P3"><text:span text:style-name="T4"><text:tab/>X) Composite Cones</text:span></text:p>
      <text:p text:style-name="P3"><text:span text:style-name="T4"><text:tab/>Y) Shield Volcanoes</text:span></text:p>
      <text:p text:style-name="P3"><text:span text:style-name="T4"><text:tab/>Z) Volcanic Domes</text:span></text:p>
      <text:p text:style-name="P3"><text:span text:style-name="T4">ANSWER: X) COMPOSITE CONES</text:span></text:p>
      <text:p text:style-name="P3"><text:span text:style-name="T4"/></text:p>
      <text:p text:style-name="P3"><text:span text:style-name="T3">19) </text:span><text:span text:style-name="T4">Biology </text:span><text:span text:style-name="T2">Short Answer </text:span><text:span text:style-name="T4">In this form of apoptosis, cellular agents chop up the DNA and fragment the organelles in a cell. It was found to be closely associated with nonmuscle myosin IIA due to the actin-myosin interactions that ultimately cause cell membranes to bulge outwards in this process. For four points, name this process in which the cell shrinks and becomes lobed, also known as zeiosis.</text:span></text:p>
      <text:p text:style-name="P3"><text:span text:style-name="T4"/></text:p>
      <text:p text:style-name="P3"><text:span text:style-name="T4">ANSWER: BLEBBING</text:span></text:p>
      <text:p text:style-name="P3"><text:soft-page-break/><text:span text:style-name="T4"/></text:p>
      <text:p text:style-name="P3"><text:span text:style-name="T3">20) </text:span><text:span text:style-name="T4">Chemistry </text:span><text:span text:style-name="T2">Multiple Choice </text:span><text:span text:style-name="T4">Name this catalyst which consists of the compounds titanium tetrachloride and triethylaluminum, which can control the stereochemistry of alkenes to allow them to pack together well to form highly crystalline, dense materials.</text:span></text:p>
      <text:p text:style-name="P3"><text:span text:style-name="T4"><text:tab/>W) Adams' catalyst</text:span></text:p>
      <text:p text:style-name="P3"><text:span text:style-name="T4"><text:tab/>X) Lazier catalyst</text:span></text:p>
      <text:p text:style-name="P3"><text:span text:style-name="T4"><text:tab/>Y) Haber catalyst</text:span></text:p>
      <text:p text:style-name="P3"><text:span text:style-name="T4"><text:tab/>Z) Ziegler-Natta catalyst</text:span></text:p>
      <text:p text:style-name="P3"><text:span text:style-name="T4">ANSWER: Z) ZIEGLER-NATTA CATALYST</text:span></text:p>
      <text:p text:style-name="P3"><text:span text:style-name="T4"/></text:p>
      <text:p text:style-name="P3"><text:span text:style-name="T3">21) </text:span><text:span text:style-name="T4">Physics </text:span><text:span text:style-name="T2">Short Answer </text:span><text:span text:style-name="T4">Name the ratio of a lens's focal length divided by its aperture diameter, commonly thought to be an accurate expression of the lens's light gathering capability. The intensity of light reaching the film is inversely proportional to the square of this ratio.</text:span></text:p>
      <text:p text:style-name="P3"><text:span text:style-name="T4">ANSWER: F-NUMBER</text:span></text:p>
      <text:p text:style-name="P3"><text:span text:style-name="T4"/></text:p>
      <text:p text:style-name="Standard"><text:span text:style-name="T5">22) </text:span><text:span text:style-name="T1">Mathematics </text:span><text:span text:style-name="T2">Short Answer </text:span><text:span text:style-name="T4">Find the maximum possible straight-line distance between two points on the surface of a right circular cylinder with radius 3 and height 3. Express this value as a radical or as the closest integer value.</text:span></text:p>
      <text:p text:style-name="Standard"><text:span text:style-name="T4"/></text:p>
      <text:p text:style-name="Standard"><text:span text:style-name="T4">ANSWER: 3SQRT(5), SQRT(45) OR 7</text:span></text:p>
      <text:p text:style-name="Standard"><text:span text:style-name="T4"/></text:p>
      <text:p text:style-name="P1"><text:span text:style-name="T3">23) </text:span><text:span text:style-name="T4">Energy </text:span><text:span text:style-name="T2">Short Answer </text:span><text:span text:style-name="T4">Initially pioneered by James Blyth, this form of electrical power is currently produced more in the United States than any other country. This form of energy can be stored, using induction, into a grid, and is often found near agricultural sites. Though not solar power, for four points, name the form of energy that is plentiful, renewable, widely distributed, clean, and produced in “farms.”<text:line-break/>ANSWER: WIND POWER</text:span></text:p>
      <text:p text:style-name="P1"><text:span text:style-name="T4"/></text:p>
      <text:p text:style-name="P1"><text:span text:style-name="T3">24) </text:span><text:span text:style-name="T4">Earth and Space Science </text:span><text:span text:style-name="T2">Short Answer </text:span><text:span text:style-name="T4">What is the name for a type of galaxy which is an intermediate between elliptical and spiral galaxies, which are disk galaxies that often have used up or lost most of their interstellar matter and thus undergo little star formation? Examples include the Spindle Galaxy and the Cartwheel Galaxy, and can be classified as barred or unbarred.</text:span></text:p>
      <text:p text:style-name="P1"><text:span text:style-name="T4">ANSWER: LENTICULAR GALAXY</text:span></text:p>
      <text:p text:style-name="P1"><text:span text:style-name="T4"/></text:p>
      <text:p text:style-name="P1"><text:span text:style-name="T3">25) </text:span><text:span text:style-name="T4">Biology </text:span><text:span text:style-name="T2">Short Answer </text:span><text:span text:style-name="T4">Which of the following would be the sexual determination system most closely related to the phrase “male bees have no fathers?”</text:span></text:p>
      <text:p text:style-name="P1"><text:span text:style-name="T4">ANSWER: HAPLO-DIPLOID SYSTEM</text:span></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Kempster</meta:initial-creator>
    <meta:creation-date>2012-11-19T16:43:32.78</meta:creation-date>
    <dc:date>2012-11-20T23:38:48.22</dc:date>
    <dc:creator>Matt Kempster</dc:creator>
    <meta:editing-duration>PT29H50M50S</meta:editing-duration>
    <meta:editing-cycles>4</meta:editing-cycles>
    <meta:generator>OpenOffice.org/3.1$Win32 OpenOffice.org_project/310m19$Build-9420</meta:generator>
    <meta:document-statistic meta:table-count="0" meta:image-count="0" meta:object-count="0" meta:page-count="4" meta:paragraph-count="109" meta:word-count="1311" meta:character-count="7955"/>
  </office:meta>
</office:document-meta>
</file>